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ubtítulo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Standard" style:family="paragraph">
      <style:paragraph-properties fo:text-indent="0in"/>
    </style:style>
    <style:style style:name="P65" style:parent-style-name="Standard" style:family="paragraph">
      <style:paragraph-properties fo:text-indent="0in"/>
    </style:style>
    <style:style style:name="P66" style:parent-style-name="Standard" style:family="paragraph">
      <style:paragraph-properties fo:text-indent="0in"/>
    </style:style>
    <style:style style:name="P67" style:parent-style-name="Standard" style:family="paragraph">
      <style:paragraph-properties fo:text-indent="0in"/>
    </style:style>
    <style:style style:name="P68" style:parent-style-name="Standard" style:family="paragraph">
      <style:paragraph-properties fo:text-indent="0in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Calibri Light" style:font-name-complex="Calibri Light" fo:font-size="14pt" style:font-size-asian="14pt"/>
    </style:style>
    <style:style style:name="T72" style:parent-style-name="Fuentedepárrafopredeter." style:family="text">
      <style:text-properties style:font-name="Calibri Light" style:font-name-complex="Calibri Light" fo:font-size="14pt" style:font-size-asian="14pt"/>
    </style:style>
    <style:style style:name="T73" style:parent-style-name="Fuentedepárrafopredeter." style:family="text">
      <style:text-properties style:font-name="Calibri Light" style:font-name-complex="Calibri Light" fo:font-style="italic" style:font-style-asian="italic" style:font-style-complex="italic" fo:font-size="14pt" style:font-size-asian="14pt"/>
    </style:style>
    <style:style style:name="T74" style:parent-style-name="Fuentedepárrafopredeter." style:family="text">
      <style:text-properties style:font-name="Calibri Light" style:font-name-complex="Calibri Light" fo:font-size="14pt" style:font-size-asian="14pt"/>
    </style:style>
    <style:style style:name="T75" style:parent-style-name="Fuentedepárrafopredeter." style:family="text">
      <style:text-properties style:font-name="Calibri Light" style:font-name-complex="Calibri Light" fo:font-size="14pt" style:font-size-asian="14pt"/>
    </style:style>
    <style:style style:name="T76" style:parent-style-name="Fuentedepárrafopredeter." style:family="text">
      <style:text-properties style:font-name="Calibri Light" style:font-name-complex="Calibri Light" fo:font-size="14pt" style:font-size-asian="14pt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="Calibri Light" style:font-name-complex="Calibri Light" fo:font-size="14pt" style:font-size-asian="14pt"/>
    </style:style>
    <style:style style:name="T80" style:parent-style-name="Fuentedepárrafopredeter." style:family="text">
      <style:text-properties style:font-name="Calibri Light" style:font-name-complex="Calibri Light" fo:font-style="italic" style:font-style-asian="italic" style:font-style-complex="italic" fo:font-size="14pt" style:font-size-asian="14pt"/>
    </style:style>
    <style:style style:name="T81" style:parent-style-name="Fuentedepárrafopredeter." style:family="text">
      <style:text-properties style:font-name="Calibri Light" style:font-name-complex="Calibri Light" fo:font-size="14pt" style:font-size-asian="14pt"/>
    </style:style>
    <style:style style:name="T82" style:parent-style-name="Fuentedepárrafopredeter." style:family="text">
      <style:text-properties style:font-name="Calibri Light" style:font-name-complex="Calibri Light" fo:font-size="14pt" style:font-size-asian="14pt"/>
    </style:style>
    <style:style style:name="T83" style:parent-style-name="Fuentedepárrafopredeter." style:family="text">
      <style:text-properties style:font-name="Calibri Light" style:font-name-complex="Calibri Light" fo:font-style="italic" style:font-style-asian="italic" style:font-style-complex="italic" fo:font-size="14pt" style:font-size-asian="14pt"/>
    </style:style>
    <style:style style:name="T84" style:parent-style-name="Fuentedepárrafopredeter." style:family="text">
      <style:text-properties style:font-name="Calibri Light" style:font-name-complex="Calibri Light" fo:font-size="14pt" style:font-size-asian="14pt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87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88" style:parent-style-name="Standard" style:family="paragraph">
      <style:paragraph-properties fo:text-align="justify"/>
    </style:style>
    <style:style style:name="T89" style:parent-style-name="Fuentedepárrafopredeter." style:family="text">
      <style:text-properties style:font-name="Calibri Light" style:font-name-complex="Calibri Light" fo:font-size="14pt" style:font-size-asian="14pt"/>
    </style:style>
    <style:style style:name="T90" style:parent-style-name="Fuentedepárrafopredeter." style:family="text">
      <style:text-properties style:font-name="Calibri Light" style:font-name-complex="Calibri Light" fo:font-size="14pt" style:font-size-asian="14pt"/>
    </style:style>
    <style:style style:name="T91" style:parent-style-name="Fuentedepárrafopredeter." style:family="text">
      <style:text-properties style:font-name="Calibri Light" style:font-name-complex="Calibri Light" fo:font-style="italic" style:font-style-asian="italic" style:font-style-complex="italic" fo:font-size="14pt" style:font-size-asian="14pt"/>
    </style:style>
    <style:style style:name="T92" style:parent-style-name="Fuentedepárrafopredeter." style:family="text">
      <style:text-properties style:font-name="Calibri Light" style:font-name-complex="Calibri Light" fo:font-size="14pt" style:font-size-asian="14pt"/>
    </style:style>
    <style:style style:name="T93" style:parent-style-name="Fuentedepárrafopredeter." style:family="text">
      <style:text-properties style:font-name="Calibri Light" style:font-name-complex="Calibri Light" fo:font-style="italic" style:font-style-asian="italic" style:font-style-complex="italic" fo:font-size="14pt" style:font-size-asian="14pt"/>
    </style:style>
    <style:style style:name="T94" style:parent-style-name="Fuentedepárrafopredeter." style:family="text">
      <style:text-properties style:font-name="Calibri Light" style:font-name-complex="Calibri Light" fo:font-size="14pt" style:font-size-asian="14pt"/>
    </style:style>
    <style:style style:name="T95" style:parent-style-name="Fuentedepárrafopredeter." style:family="text">
      <style:text-properties style:font-name="Calibri Light" style:font-name-complex="Calibri Light" fo:font-size="14pt" style:font-size-asian="14pt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98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99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100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101" style:parent-style-name="Standard" style:family="paragraph">
      <style:paragraph-properties fo:text-indent="0in"/>
    </style:style>
    <style:style style:name="P102" style:parent-style-name="Standard" style:family="paragraph">
      <style:paragraph-properties fo:text-indent="0in"/>
    </style:style>
    <style:style style:name="P10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text-align="justify"/>
      <style:text-properties style:font-name="Calibri"/>
    </style:style>
    <style:style style:name="P105" style:parent-style-name="Standard" style:list-style-name="LFO2" style:family="paragraph">
      <style:paragraph-properties fo:text-align="justify"/>
    </style:style>
    <style:style style:name="T106" style:parent-style-name="Fuentedepárrafopredeter." style:family="text">
      <style:text-properties style:font-name="Calibri"/>
    </style:style>
    <style:style style:name="T107" style:parent-style-name="Fuentedepárrafopredeter." style:family="text">
      <style:text-properties style:font-name="Calibri" fo:font-style="italic" style:font-style-asian="italic" style:font-style-complex="italic"/>
    </style:style>
    <style:style style:name="T108" style:parent-style-name="Fuentedepárrafopredeter." style:family="text">
      <style:text-properties style:font-name="Calibri"/>
    </style:style>
    <style:style style:name="P109" style:parent-style-name="Standard" style:list-style-name="LFO2" style:family="paragraph">
      <style:paragraph-properties fo:text-align="justify"/>
      <style:text-properties style:font-name="Calibri"/>
    </style:style>
    <style:style style:name="P110" style:parent-style-name="Standard" style:list-style-name="LFO2" style:family="paragraph">
      <style:paragraph-properties fo:text-align="justify"/>
      <style:text-properties style:font-name="Calibri"/>
    </style:style>
    <style:style style:name="P111" style:parent-style-name="Standard" style:family="paragraph">
      <style:text-properties style:font-name="Calibri"/>
    </style:style>
    <style:style style:name="P112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114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115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116" style:parent-style-name="Standard" style:family="paragraph">
      <style:paragraph-properties fo:text-align="justify" fo:text-indent="0in"/>
    </style:style>
    <style:style style:name="T117" style:parent-style-name="Fuentedepárrafopredeter." style:family="text">
      <style:text-properties style:font-name="Calibri" fo:color="#000000"/>
    </style:style>
    <style:style style:name="T118" style:parent-style-name="Fuentedepárrafopredeter." style:family="text">
      <style:text-properties style:font-name="Calibri" fo:color="#FF3333"/>
    </style:style>
    <style:style style:name="T119" style:parent-style-name="Fuentedepárrafopredeter." style:family="text">
      <style:text-properties style:font-name="Calibri" fo:color="#FF3333"/>
    </style:style>
    <style:style style:name="T120" style:parent-style-name="Fuentedepárrafopredeter." style:family="text">
      <style:text-properties style:font-name="Calibri" fo:color="#000000"/>
    </style:style>
    <style:style style:name="T121" style:parent-style-name="Fuentedepárrafopredeter." style:family="text">
      <style:text-properties style:font-name="Calibri" fo:color="#FF3333"/>
    </style:style>
    <style:style style:name="T122" style:parent-style-name="Fuentedepárrafopredeter." style:family="text">
      <style:text-properties style:font-name="Calibri" fo:color="#000000"/>
    </style:style>
    <style:style style:name="P12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style:font-name="Calibri"/>
    </style:style>
    <style:style style:name="P12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indent="0in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style:font-name="Calibri"/>
    </style:style>
    <style:style style:name="T131" style:parent-style-name="Fuentedepárrafopredeter." style:family="text">
      <style:text-properties style:font-name="Calibri"/>
    </style:style>
    <style:style style:name="T132" style:parent-style-name="Fuentedepárrafopredeter." style:family="text">
      <style:text-properties style:font-name="Calibri" fo:color="#FF3333"/>
    </style:style>
    <style:style style:name="T133" style:parent-style-name="Fuentedepárrafopredeter." style:family="text">
      <style:text-properties style:font-name="Calibri" fo:color="#000000"/>
    </style:style>
    <style:style style:name="P134" style:parent-style-name="Standard" style:family="paragraph">
      <style:paragraph-properties fo:text-align="justify"/>
      <style:text-properties style:font-name="Calibri" fo:color="#000000"/>
    </style:style>
    <style:style style:name="P135" style:parent-style-name="Standard" style:family="paragraph">
      <style:paragraph-properties fo:text-align="justify"/>
      <style:text-properties style:font-name="Calibri" fo:color="#000000"/>
    </style:style>
    <style:style style:name="P136" style:parent-style-name="Standard" style:family="paragraph">
      <style:paragraph-properties fo:text-align="justify"/>
      <style:text-properties style:font-name="Calibri" fo:color="#000000"/>
    </style:style>
    <style:style style:name="P137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38" style:parent-style-name="Standard" style:family="paragraph">
      <style:paragraph-properties fo:text-align="justify"/>
      <style:text-properties style:font-name="Calibri"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paragraph-properties fo:text-indent="0in"/>
    </style:style>
    <style:style style:name="T142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text-indent="0in"/>
    </style:style>
    <style:style style:name="P144" style:parent-style-name="Standard" style:family="paragraph">
      <style:paragraph-properties fo:text-indent="0in"/>
    </style:style>
  </office:automatic-styles>
  <office:body>
    <office:text text:use-soft-page-breaks="true">
      <text:p text:style-name="P1"/>
      <text:p text:style-name="P2"/>
      <text:p text:style-name="P3"/>
      <text:p text:style-name="Título">Mandato de proyecto</text:p>
      <text:p text:style-name="Normal"/>
      <text:p text:style-name="P4">Proyecto de creación de aplicación web RolStream</text:p>
      <text:p text:style-name="Normal"/>
      <text:p text:style-name="Normal"/>
      <text:p text:style-name="Normal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lejandro Luque Cerpa</text:p>
      <text:p text:style-name="P40">Antonio Portillo Raya<text:tab/><text:tab/><text:tab/><text:tab/><text:tab/><text:tab/><text:tab/>octubre de 2018</text:p>
      <text:p text:style-name="P41"/>
      <text:soft-page-break/>
      <text:p text:style-name="P42">Índice</text:p>
      <text:p text:style-name="P43"/>
      <text:h text:style-name="Título1" text:outline-level="1">Contexto</text:h>
      <text:h text:style-name="Título1" text:outline-level="1">Objetivos</text:h>
      <text:h text:style-name="Título1" text:outline-level="1">Alcance</text:h>
      <text:h text:style-name="Título2" text:outline-level="2">Organizativo</text:h>
      <text:h text:style-name="Título2" text:outline-level="2">Temporal</text:h>
      <text:h text:style-name="Título2" text:outline-level="2">Costes</text:h>
      <text:h text:style-name="Título1" text:outline-level="1">Entregables propuestos</text:h>
      <text:h text:style-name="Título1" text:outline-level="1">Metodología</text:h>
      <text:h text:style-name="Título1" text:outline-level="1">Restricciones, limitaciones y asunciones</text:h>
      <text:h text:style-name="Título1" text:outline-level="1">Gestión de riesgos</text:h>
      <text:h text:style-name="Título1" text:outline-level="1">Aspectos legales</text:h>
      <text:p text:style-name="Normal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1.Contexto</text:p>
      <text:p text:style-name="Standard"/>
      <text:p text:style-name="P70"><text:span text:style-name="T71">Los juegos de rol son un tipo de juego en el que<text:s/></text:span><text:span text:style-name="T72">los participantes asumen los roles de personajes y, a través de ellos, construyen una historia. Normalmente hay una persona que toma el rol de<text:s/></text:span><text:span text:style-name="T73">Master</text:span><text:span text:style-name="T74"><text:s/>del juego, y que sabe todo lo que puede ocurrir o ha ocurrido en la historia, mientras que el resto de<text:s/></text:span><text:span text:style-name="T75">los jugadores</text:span><text:span text:style-name="T76"><text:s/>van viviendo la aventura.</text:span></text:p>
      <text:p text:style-name="P77"/>
      <text:p text:style-name="P78"><text:span text:style-name="T79">Aunque el primer juego de rol comercializado fue<text:s/></text:span><text:span text:style-name="T80">Dungeons &amp; Dragons</text:span><text:span text:style-name="T81"><text:s/>en 1974, el universo del rol ha crecido de forma continuada desde la década de los 70, diversificándose en muchísimas variantes. Actualmente miles de pe</text:span><text:span text:style-name="T82">rsonas siguen jugando, creando mundos y reglas de juego diferentes, y esto ha permitido que se desarrolle una gran cantidad de artículos de<text:s/></text:span><text:span text:style-name="T83">merchandising</text:span><text:span text:style-name="T84"><text:s/>en torno al rol: ropa, miniaturas, libros, accesorios, disfraces...</text:span></text:p>
      <text:p text:style-name="P85"/>
      <text:p text:style-name="P86">Por otra parte, diversas plataformas de vídeo están llenas de vídeos relacionados: desde consejos para dirigir las partidas, hasta grupos de jugadores que graban sus partidas y las comparten para que otros puedan acompañarlos en sus<text:s/>aventuras,<text:s/>aunque no estén jugando.</text:p>
      <text:p text:style-name="P87"/>
      <text:p text:style-name="P88"><text:span text:style-name="T89">Un buen ejemplo de est</text:span><text:span text:style-name="T90">o es el canal<text:s/></text:span><text:span text:style-name="T91">Geek &amp; Sundry</text:span><text:span text:style-name="T92">, que cuenta con casi dos millones de suscriptores (a fecha 31/10, tiene 1.9 millones de suscriptores). Su serie<text:s/></text:span><text:span text:style-name="T93">Critical Role (Campaign 1)</text:span><text:span text:style-name="T94"><text:s/>tiene 115 vídeos, con entre 4 y 5 horas de duración cada uno, y su último vídeo de la cam</text:span><text:span text:style-name="T95">paña tiene medio millón de visualizaciones (lo que permite hacerse una idea de la cantidad de gente que ha llegado hasta el final).</text:span></text:p>
      <text:p text:style-name="P96"/>
      <text:p text:style-name="P97">El interés de un gran público en el rol es claro, y por su carácter comunitario, Paizo Inc., empresa dedicada al sector desde hace más de 15 años, ha<text:s/>pensado<text:s/>en crear una plataforma web dedicada al visionado, tanto en directo como en diferido, de vídeos de juegos de rol, y que también funcione como red social de los usuarios.</text:p>
      <text:p text:style-name="P98"/>
      <text:p text:style-name="P99">En dicha plataforma, los usuarios podrán ver y subir vídeos e imágenes de sus partidas, así como chatear e intercambiar información con otros usuarios.</text:p>
      <text:p text:style-name="P100"/>
      <text:p text:style-name="Standard"/>
      <text:p text:style-name="P101"/>
      <text:p text:style-name="P10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3">2.Objetivos</text:p>
      <text:p text:style-name="Standard"/>
      <text:p text:style-name="P104">El proyecto tiene como fin crear una web que de soporte a la comunidad rolera y facilite la difusión de material y<text:s/>experiencias de los usuarios. En concreto, lo que se busca es:</text:p>
      <text:list text:style-name="LFO2" text:continue-numbering="true">
        <text:list-item>
          <text:p text:style-name="P105"><text:span text:style-name="T106">Proveer un servicio de<text:s/></text:span><text:span text:style-name="T107">streaming</text:span><text:span text:style-name="T108">, así como de almacenamiento y reproducción de vídeos.</text:span></text:p>
        </text:list-item>
        <text:list-item>
          <text:p text:style-name="P109">Proveer un servicio de chat y foro para que los usuarios puedan comunicarse e intercambiar experiencias.</text:p>
        </text:list-item>
        <text:list-item>
          <text:p text:style-name="P110">Que la web sea sencilla de utilizar y atractiva para el público, con el fin de que cada vez más gente decida trasladar su contenido de las plataformas que se usan actualmente a la nueva.</text:p>
        </text:list-item>
      </text:list>
      <text:p text:style-name="P111"/>
      <text:p text:style-name="P112">3.Alcance</text:p>
      <text:p text:style-name="P113"><text:tab/>Organizativo</text:p>
      <text:p text:style-name="P114"><text:tab/>Temporal</text:p>
      <text:p text:style-name="P115"><text:tab/>Costes</text:p>
      <text:p text:style-name="P116"><text:tab/><text:tab/><text:span text:style-name="T117">El presupuesto será de<text:s/></text:span><text:span text:style-name="T118">no<text:s/></text:span><text:span text:style-name="T119">tengo ni idea de cuánto puede costar esto. Nos inventamos un numero?</text:span><text:span text:style-name="T120">,</text:span><text:span text:style-name="T121"><text:s text:c="2"/></text:span><text:span text:style-name="T122">en el que ya se incluyen tanto los gastos materiales como de mano de obra.</text:span></text:p>
      <text:p text:style-name="Normal"/>
      <text:p text:style-name="Normal"/>
      <text:p text:style-name="P123">4.Entregables propuestos</text:p>
      <text:p text:style-name="Normal"/>
      <text:p text:style-name="P124">5.Metodología</text:p>
      <text:p text:style-name="P125"/>
      <text:p text:style-name="Normal"/>
      <text:p text:style-name="P126"/>
      <text:p text:style-name="Standard"/>
      <text:p text:style-name="Standard"/>
      <text:p text:style-name="P127">6.Restricciones, limitaciones y asunciones</text:p>
      <text:p text:style-name="P128"/>
      <text:p text:style-name="P129"><text:span text:style-name="T130">La web debe cumplir</text:span><text:span text:style-name="T131"><text:s/>el estándar de seguridad</text:span><text:span text:style-name="T132"><text:s/>aquí habría que poner algún ISO, pero no me aclaro con qué es qué. Échale un ojo al ISO27001<text:s/></text:span><text:span text:style-name="T133">para garantizar la privacidad de nuestros usuarios.</text:span></text:p>
      <text:p text:style-name="P134">La web, si dejase de funcionar, debe estar operativa de nuevo en menos de 24 horas.</text:p>
      <text:p text:style-name="P135">El proyecto debe realizarse como máximo en 6 meses.</text:p>
      <text:p text:style-name="P136"/>
      <text:p text:style-name="P137">7.Gestión de riesgos</text:p>
      <text:p text:style-name="P138"/>
      <text:p text:style-name="P139"/>
      <text:p text:style-name="P140"/>
      <text:p text:style-name="P141"><text:span text:style-name="T142">8.Aspectos legales</text:span></text:p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antporray@alum.us.es</dc:creator>
    <meta:creation-date>2018-10-31T14:26:00Z</meta:creation-date>
    <dc:date>2018-11-01T10:36:00Z</dc:date>
    <meta:template xlink:href="Normal.dotm" xlink:type="simple"/>
    <meta:editing-cycles>4</meta:editing-cycles>
    <meta:editing-duration>PT6360S</meta:editing-duration>
    <meta:document-statistic meta:page-count="4" meta:paragraph-count="7" meta:word-count="553" meta:character-count="3593" meta:row-count="25" meta:non-whitespace-character-count="3047"/>
  </office:meta>
</office:document-meta>
</file>